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"/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5.12mm" svg:height="109.35mm" svg:x="191.69mm" svg:y="9.05mm">
            <loext:p draw:notify-on-update-of-ranges="Sheet1.A9:Sheet1.A55 Sheet1.D9:Sheet1.D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in reliable depth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ax reliable depth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erpendicular reading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ctual dist(cm)</text:p>
          </table:table-cell>
          <table:table-cell office:value-type="string" calcext:value-type="string">
            <text:p>Reading</text:p>
          </table:table-cell>
          <table:table-cell table:style-name="Default" office:value-type="string" calcext:value-type="string">
            <text:p>$ error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[.B9]-[.A9])/[.A9]" office:value-type="string" office:string-value="" calcext:value-type="error">
            <text:p>#DIV/0!</text:p>
          </table:table-cell>
          <table:table-cell table:formula="of:=ABS([.C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[.B10]-[.A10])/[.A10]" office:value-type="percentage" office:value="4" calcext:value-type="percentage">
            <text:p>400.00%</text:p>
          </table:table-cell>
          <table:table-cell table:formula="of:=ABS([.C10])" office:value-type="percentage" office:value="4" calcext:value-type="percentage">
            <text:p>400.00%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B11]-[.A11])/[.A11]" office:value-type="percentage" office:value="2" calcext:value-type="percentage">
            <text:p>200.00%</text:p>
          </table:table-cell>
          <table:table-cell table:formula="of:=ABS([.C11])" office:value-type="percentage" office:value="2" calcext:value-type="percentage">
            <text:p>200.00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[.B12]-[.A12])/[.A12]" office:value-type="percentage" office:value="1" calcext:value-type="percentage">
            <text:p>100.00%</text:p>
          </table:table-cell>
          <table:table-cell table:formula="of:=ABS([.C12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B13]-[.A13])/[.A13]" office:value-type="percentage" office:value="0.75" calcext:value-type="percentage">
            <text:p>75.00%</text:p>
          </table:table-cell>
          <table:table-cell table:formula="of:=ABS([.C13])" office:value-type="percentage" office:value="0.75" calcext:value-type="percentage">
            <text:p>75.00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B14]-[.A14])/[.A14]" office:value-type="percentage" office:value="0.4" calcext:value-type="percentage">
            <text:p>40.00%</text:p>
          </table:table-cell>
          <table:table-cell table:formula="of:=ABS([.C14])" office:value-type="percentage" office:value="0.4" calcext:value-type="percentage">
            <text:p>40.00%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[.B15]-[.A15])/[.A15]" office:value-type="percentage" office:value="0.333333333333333" calcext:value-type="percentage">
            <text:p>33.33%</text:p>
          </table:table-cell>
          <table:table-cell table:formula="of:=ABS([.C15])" office:value-type="percentage" office:value="0.333333333333333" calcext:value-type="percentage">
            <text:p>33.33%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[.B16]-[.A16])/[.A16]" office:value-type="percentage" office:value="0.428571428571429" calcext:value-type="percentage">
            <text:p>42.86%</text:p>
          </table:table-cell>
          <table:table-cell table:formula="of:=ABS([.C16])" office:value-type="percentage" office:value="0.428571428571429" calcext:value-type="percentage">
            <text:p>42.86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B17]-[.A17])/[.A17]" office:value-type="percentage" office:value="0.25" calcext:value-type="percentage">
            <text:p>25.00%</text:p>
          </table:table-cell>
          <table:table-cell table:formula="of:=ABS([.C17])" office:value-type="percentage" office:value="0.25" calcext:value-type="percentage">
            <text:p>25.00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([.B18]-[.A18])/[.A18]" office:value-type="percentage" office:value="0.222222222222222" calcext:value-type="percentage">
            <text:p>22.22%</text:p>
          </table:table-cell>
          <table:table-cell table:formula="of:=ABS([.C18])" office:value-type="percentage" office:value="0.222222222222222" calcext:value-type="percentage">
            <text:p>22.22%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([.B19]-[.A19])/[.A19]" office:value-type="percentage" office:value="0.3" calcext:value-type="percentage">
            <text:p>30.00%</text:p>
          </table:table-cell>
          <table:table-cell table:formula="of:=ABS([.C19])" office:value-type="percentage" office:value="0.3" calcext:value-type="percentage">
            <text:p>30.00%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B20]-[.A20])/[.A20]" office:value-type="percentage" office:value="0.272727272727273" calcext:value-type="percentage">
            <text:p>27.27%</text:p>
          </table:table-cell>
          <table:table-cell table:formula="of:=ABS([.C20])" office:value-type="percentage" office:value="0.272727272727273" calcext:value-type="percentage">
            <text:p>27.27%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([.B21]-[.A21])/[.A21]" office:value-type="percentage" office:value="0.25" calcext:value-type="percentage">
            <text:p>25.00%</text:p>
          </table:table-cell>
          <table:table-cell table:formula="of:=ABS([.C21])" office:value-type="percentage" office:value="0.25" calcext:value-type="percentage">
            <text:p>25.00%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([.B22]-[.A22])/[.A22]" office:value-type="percentage" office:value="0.230769230769231" calcext:value-type="percentage">
            <text:p>23.08%</text:p>
          </table:table-cell>
          <table:table-cell table:formula="of:=ABS([.C22])" office:value-type="percentage" office:value="0.230769230769231" calcext:value-type="percentage">
            <text:p>23.08%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([.B23]-[.A23])/[.A23]" office:value-type="percentage" office:value="0.214285714285714" calcext:value-type="percentage">
            <text:p>21.43%</text:p>
          </table:table-cell>
          <table:table-cell table:formula="of:=ABS([.C23])" office:value-type="percentage" office:value="0.214285714285714" calcext:value-type="percentage">
            <text:p>21.43%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([.B24]-[.A24])/[.A24]" office:value-type="percentage" office:value="0.2" calcext:value-type="percentage">
            <text:p>20.00%</text:p>
          </table:table-cell>
          <table:table-cell table:formula="of:=ABS([.C24])" office:value-type="percentage" office:value="0.2" calcext:value-type="percentage">
            <text:p>20.00%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([.B25]-[.A25])/[.A25]" office:value-type="percentage" office:value="0.1875" calcext:value-type="percentage">
            <text:p>18.75%</text:p>
          </table:table-cell>
          <table:table-cell table:formula="of:=ABS([.C25])" office:value-type="percentage" office:value="0.1875" calcext:value-type="percentage">
            <text:p>18.75%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([.B26]-[.A26])/[.A26]" office:value-type="percentage" office:value="0.117647058823529" calcext:value-type="percentage">
            <text:p>11.76%</text:p>
          </table:table-cell>
          <table:table-cell table:formula="of:=ABS([.C26])" office:value-type="percentage" office:value="0.117647058823529" calcext:value-type="percentage">
            <text:p>11.76%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([.B27]-[.A27])/[.A27]" office:value-type="percentage" office:value="0.0555555555555556" calcext:value-type="percentage">
            <text:p>5.56%</text:p>
          </table:table-cell>
          <table:table-cell table:formula="of:=ABS([.C27])" office:value-type="percentage" office:value="0.0555555555555556" calcext:value-type="percentage">
            <text:p>5.56%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([.B28]-[.A28])/[.A28]" office:value-type="percentage" office:value="0.0526315789473684" calcext:value-type="percentage">
            <text:p>5.26%</text:p>
          </table:table-cell>
          <table:table-cell table:formula="of:=ABS([.C28])" office:value-type="percentage" office:value="0.0526315789473684" calcext:value-type="percentage">
            <text:p>5.26%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([.B29]-[.A29])/[.A29]" office:value-type="percentage" office:value="0" calcext:value-type="percentage">
            <text:p>0.00%</text:p>
          </table:table-cell>
          <table:table-cell table:formula="of:=ABS([.C29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([.B30]-[.A30])/[.A30]" office:value-type="percentage" office:value="0.0333333333333333" calcext:value-type="percentage">
            <text:p>3.33%</text:p>
          </table:table-cell>
          <table:table-cell table:formula="of:=ABS([.C30])" office:value-type="percentage" office:value="0.0333333333333333" calcext:value-type="percentage">
            <text:p>3.33%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([.B31]-[.A31])/[.A31]" office:value-type="percentage" office:value="0" calcext:value-type="percentage">
            <text:p>0.00%</text:p>
          </table:table-cell>
          <table:table-cell table:formula="of:=ABS([.C31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([.B32]-[.A32])/[.A32]" office:value-type="percentage" office:value="0.02" calcext:value-type="percentage">
            <text:p>2.00%</text:p>
          </table:table-cell>
          <table:table-cell table:formula="of:=ABS([.C32])" office:value-type="percentage" office:value="0.02" calcext:value-type="percentage">
            <text:p>2.00%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([.B33]-[.A33])/[.A33]" office:value-type="percentage" office:value="0" calcext:value-type="percentage">
            <text:p>0.00%</text:p>
          </table:table-cell>
          <table:table-cell table:formula="of:=ABS([.C33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formula="of:=([.B34]-[.A34])/[.A34]" office:value-type="percentage" office:value="0.0142857142857143" calcext:value-type="percentage">
            <text:p>1.43%</text:p>
          </table:table-cell>
          <table:table-cell table:formula="of:=ABS([.C34])" office:value-type="percentage" office:value="0.0142857142857143" calcext:value-type="percentage">
            <text:p>1.43%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formula="of:=([.B35]-[.A35])/[.A35]" office:value-type="percentage" office:value="0.0125" calcext:value-type="percentage">
            <text:p>1.25%</text:p>
          </table:table-cell>
          <table:table-cell table:formula="of:=ABS([.C35])" office:value-type="percentage" office:value="0.0125" calcext:value-type="percentage">
            <text:p>1.25%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formula="of:=([.B36]-[.A36])/[.A36]" office:value-type="percentage" office:value="0.0222222222222222" calcext:value-type="percentage">
            <text:p>2.22%</text:p>
          </table:table-cell>
          <table:table-cell table:formula="of:=ABS([.C36])" office:value-type="percentage" office:value="0.0222222222222222" calcext:value-type="percentage">
            <text:p>2.22%</text:p>
          </table:table-cell>
          <table:table-cell table:number-columns-repeated="3"/>
          <table:table-cell office:value-type="string" calcext:value-type="string">
            <text:p>Varying angles at 50cm distanc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formula="of:=([.B37]-[.A37])/[.A37]" office:value-type="percentage" office:value="0.01" calcext:value-type="percentage">
            <text:p>1.00%</text:p>
          </table:table-cell>
          <table:table-cell table:formula="of:=ABS([.C37])" office:value-type="percentage" office:value="0.01" calcext:value-type="percentage">
            <text:p>1.00%</text:p>
          </table:table-cell>
          <table:table-cell table:number-columns-repeated="3"/>
          <table:table-cell office:value-type="string" calcext:value-type="string">
            <text:p>Reading</text:p>
          </table:table-cell>
          <table:table-cell office:value-type="string" calcext:value-type="string">
            <text:p>Deviation Angle </text:p>
          </table:table-cell>
          <table:table-cell office:value-type="string" calcext:value-type="string">
            <text:p>Theoretica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formula="of:=([.B38]-[.A38])/[.A38]" office:value-type="percentage" office:value="0.00909090909090909" calcext:value-type="percentage">
            <text:p>0.91%</text:p>
          </table:table-cell>
          <table:table-cell table:formula="of:=ABS([.C38])" office:value-type="percentage" office:value="0.00909090909090909" calcext:value-type="percentage">
            <text:p>0.91%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2" table:formula="of:=50/(COS([.I38]*PI()/180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formula="of:=([.B39]-[.A39])/[.A39]" office:value-type="percentage" office:value="0.00833333333333333" calcext:value-type="percentage">
            <text:p>0.83%</text:p>
          </table:table-cell>
          <table:table-cell table:formula="of:=ABS([.C39])" office:value-type="percentage" office:value="0.00833333333333333" calcext:value-type="percentage">
            <text:p>0.83%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style-name="ce2" table:formula="of:=50/(COS([.I39]*PI()/180))" office:value-type="float" office:value="50.7713305942873" calcext:value-type="float">
            <text:p>51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table:formula="of:=([.B40]-[.A40])/[.A40]" office:value-type="percentage" office:value="0" calcext:value-type="percentage">
            <text:p>0.00%</text:p>
          </table:table-cell>
          <table:table-cell table:formula="of:=ABS([.C40])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style-name="ce2" table:formula="of:=50/(COS([.I40]*PI()/180))" office:value-type="float" office:value="53.2088886237956" calcext:value-type="float">
            <text:p>53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table:formula="of:=([.B41]-[.A41])/[.A41]" office:value-type="percentage" office:value="0" calcext:value-type="percentage">
            <text:p>0.00%</text:p>
          </table:table-cell>
          <table:table-cell table:formula="of:=ABS([.C41])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style-name="ce2" table:formula="of:=50/(COS([.I41]*PI()/180))" office:value-type="float" office:value="57.7350269189626" calcext:value-type="float">
            <text:p>58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([.B42]-[.A42])/[.A42]" office:value-type="percentage" office:value="0" calcext:value-type="percentage">
            <text:p>0.00%</text:p>
          </table:table-cell>
          <table:table-cell table:formula="of:=ABS([.C42])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2" table:formula="of:=50/(COS([.I42]*PI()/180))" office:value-type="float" office:value="65.2703644666139" calcext:value-type="float">
            <text:p>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([.B43]-[.A43])/[.A43]" office:value-type="percentage" office:value="0.00625" calcext:value-type="percentage">
            <text:p>0.63%</text:p>
          </table:table-cell>
          <table:table-cell table:formula="of:=ABS([.C43])" office:value-type="percentage" office:value="0.00625" calcext:value-type="percentage">
            <text:p>0.63%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table:style-name="ce2" table:formula="of:=50/(COS([.I43]*PI()/180))" office:value-type="float" office:value="70.7106781186547" calcext:value-type="float">
            <text:p>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formula="of:=([.B44]-[.A44])/[.A44]" office:value-type="percentage" office:value="0.00588235294117647" calcext:value-type="percentage">
            <text:p>0.59%</text:p>
          </table:table-cell>
          <table:table-cell table:formula="of:=ABS([.C44])" office:value-type="percentage" office:value="0.00588235294117647" calcext:value-type="percentage">
            <text:p>0.59%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2" table:formula="of:=50/(COS([.I44]*PI()/180))" office:value-type="float" office:value="77.7861913430206" calcext:value-type="float">
            <text:p>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formula="of:=([.B45]-[.A45])/[.A45]" office:value-type="percentage" office:value="0.00555555555555556" calcext:value-type="percentage">
            <text:p>0.56%</text:p>
          </table:table-cell>
          <table:table-cell table:formula="of:=ABS([.C45])" office:value-type="percentage" office:value="0.00555555555555556" calcext:value-type="percentage">
            <text:p>0.56%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2" table:formula="of:=50/(COS([.I45]*PI()/180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formula="of:=([.B46]-[.A46])/[.A46]" office:value-type="percentage" office:value="0.00526315789473684" calcext:value-type="percentage">
            <text:p>0.53%</text:p>
          </table:table-cell>
          <table:table-cell table:formula="of:=ABS([.C46])" office:value-type="percentage" office:value="0.00526315789473684" calcext:value-type="percentage">
            <text:p>0.53%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2" table:formula="of:=50/(COS([.I46]*PI()/180))" office:value-type="float" office:value="146.190220008154" calcext:value-type="float">
            <text:p>1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formula="of:=([.B47]-[.A47])/[.A47]" office:value-type="percentage" office:value="0.005" calcext:value-type="percentage">
            <text:p>0.50%</text:p>
          </table:table-cell>
          <table:table-cell table:formula="of:=ABS([.C47])" office:value-type="percentage" office:value="0.005" calcext:value-type="percentage">
            <text:p>0.50%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2" table:formula="of:=50/(COS([.I47]*PI()/180))" office:value-type="float" office:value="287.938524157182" calcext:value-type="float">
            <text:p>2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formula="of:=([.B48]-[.A48])/[.A48]" office:value-type="percentage" office:value="0.00476190476190476" calcext:value-type="percentage">
            <text:p>0.48%</text:p>
          </table:table-cell>
          <table:table-cell table:formula="of:=ABS([.C48])" office:value-type="percentage" office:value="0.00476190476190476" calcext:value-type="percentage">
            <text:p>0.48%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inf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formula="of:=([.B49]-[.A49])/[.A49]" office:value-type="percentage" office:value="0" calcext:value-type="percentage">
            <text:p>0.00%</text:p>
          </table:table-cell>
          <table:table-cell table:formula="of:=ABS([.C49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table:formula="of:=([.B50]-[.A50])/[.A50]" office:value-type="percentage" office:value="-0.00434782608695652" calcext:value-type="percentage">
            <text:p>-0.43%</text:p>
          </table:table-cell>
          <table:table-cell table:formula="of:=ABS([.C50])" office:value-type="percentage" office:value="0.00434782608695652" calcext:value-type="percentage">
            <text:p>0.43%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table:formula="of:=([.B51]-[.A51])/[.A51]" office:value-type="percentage" office:value="0" calcext:value-type="percentage">
            <text:p>0.00%</text:p>
          </table:table-cell>
          <table:table-cell table:formula="of:=ABS([.C51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formula="of:=([.B52]-[.A52])/[.A52]" office:value-type="percentage" office:value="0" calcext:value-type="percentage">
            <text:p>0.00%</text:p>
          </table:table-cell>
          <table:table-cell table:formula="of:=ABS([.C52])" office:value-type="percentage" office:value="0" calcext:value-type="percentage">
            <text:p>0.00%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table:formula="of:=([.B53]-[.A53])/[.A53]" office:value-type="percentage" office:value="-0.0192307692307692" calcext:value-type="percentage">
            <text:p>-1.92%</text:p>
          </table:table-cell>
          <table:table-cell table:formula="of:=ABS([.C53])" office:value-type="percentage" office:value="0.0192307692307692" calcext:value-type="percentage">
            <text:p>1.92%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table:formula="of:=([.B54]-[.A54])/[.A54]" office:value-type="percentage" office:value="-0.0555555555555556" calcext:value-type="percentage">
            <text:p>-5.56%</text:p>
          </table:table-cell>
          <table:table-cell table:formula="of:=ABS([.C54])" office:value-type="percentage" office:value="0.0555555555555556" calcext:value-type="percentage">
            <text:p>5.56%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table:formula="of:=([.B55]-[.A55])/[.A55]" office:value-type="percentage" office:value="-0.0892857142857143" calcext:value-type="percentage">
            <text:p>-8.93%</text:p>
          </table:table-cell>
          <table:table-cell table:formula="of:=ABS([.C55])" office:value-type="percentage" office:value="0.0892857142857143" calcext:value-type="percentage">
            <text:p>8.93%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ctual dist(cm)</text:p>
          </table:table-cell>
          <table:table-cell office:value-type="string" calcext:value-type="string">
            <text:p>Reading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0:11:58.678391539</meta:creation-date>
    <dc:date>2016-11-02T12:16:16.244218373</dc:date>
    <meta:editing-duration>PT8M45S</meta:editing-duration>
    <meta:editing-cycles>1</meta:editing-cycles>
    <meta:generator>LibreOffice/5.1.4.2$Linux_X86_64 LibreOffice_project/10m0$Build-2</meta:generator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13cm" svg:height="10.936cm" xlink:href=".." xlink:type="simple" chart:class="chart:scatter" chart:style-name="ch1">
        <chart:legend chart:legend-position="end" svg:x="12.25cm" svg:y="5.169cm" style:legend-expansion="high" chart:style-name="ch2"/>
        <chart:plot-area chart:style-name="ch3" table:cell-range-address="Sheet1.A9:Sheet1.A55 Sheet1.D9:Sheet1.D55" svg:x="0.29cm" svg:y="0.218cm" svg:width="11.67cm" svg:height="10.5cm">
          <chartooo:coordinate-region svg:x="1.89cm" svg:y="0.417cm" svg:width="9.791cm" svg:height="9.6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D55" chart:class="chart:scatter">
            <chart:domain table:cell-range-address="Sheet1.A9:Sheet1.A55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:Sheet1.A55</svg:desc>
                </draw:g>
              </table:table-cell>
              <table:table-cell office:value-type="float" office:value="NaN">
                <text:p>NaN</text:p>
                <draw:g>
                  <svg:desc>Sheet1.D9:Sheet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0.00909090909090909">
                <text:p>0.00909090909090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0.00833333333333333">
                <text:p>0.0083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">
                <text:p>170</text:p>
              </table:table-cell>
              <table:table-cell office:value-type="float" office:value="0.00588235294117647">
                <text:p>0.00588235294117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0526315789473684">
                <text:p>0.00526315789473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0">
                <text:p>230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">
                <text:p>260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0">
                <text:p>27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">
                <text:p>280</text:p>
              </table:table-cell>
              <table:table-cell office:value-type="float" office:value="0.0892857142857143">
                <text:p>0.089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